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
      <style:text-properties officeooo:rsid="0013e70d" officeooo:paragraph-rsid="0013e70d"/>
    </style:style>
    <style:style style:name="P2" style:family="paragraph" style:parent-style-name="paragraph">
      <style:text-properties officeooo:rsid="0013e70d" officeooo:paragraph-rsid="0022578f"/>
    </style:style>
    <style:style style:name="P3" style:family="paragraph" style:parent-style-name="paragraph">
      <style:text-properties officeooo:rsid="0013e70d" officeooo:paragraph-rsid="00264f40"/>
    </style:style>
    <style:style style:name="P4" style:family="paragraph" style:parent-style-name="paragraph">
      <style:text-properties officeooo:rsid="00201cf8" officeooo:paragraph-rsid="00201cf8"/>
    </style:style>
    <style:style style:name="P5" style:family="paragraph" style:parent-style-name="paragraph_5f_first">
      <style:text-properties officeooo:rsid="0013e70d" officeooo:paragraph-rsid="0013e70d"/>
    </style:style>
    <style:style style:name="P6" style:family="paragraph" style:parent-style-name="paragraph_5f_first">
      <style:text-properties officeooo:rsid="00201cf8" officeooo:paragraph-rsid="00201cf8"/>
    </style:style>
    <style:style style:name="P7" style:family="paragraph" style:parent-style-name="section_5f_heading">
      <style:text-properties officeooo:rsid="0013e70d"/>
    </style:style>
    <style:style style:name="P8" style:family="paragraph" style:parent-style-name="subsection_5f_heading">
      <style:text-properties officeooo:rsid="0013e70d" officeooo:paragraph-rsid="0013e70d"/>
    </style:style>
    <style:style style:name="P9" style:family="paragraph" style:parent-style-name="title">
      <style:text-properties officeooo:rsid="000dc601" officeooo:paragraph-rsid="0039baa2"/>
    </style:style>
    <style:style style:name="P10" style:family="paragraph" style:parent-style-name="paragraph">
      <style:text-properties officeooo:rsid="00290fc0" officeooo:paragraph-rsid="00290fc0"/>
    </style:style>
    <style:style style:name="P11" style:family="paragraph" style:parent-style-name="paragraph">
      <style:text-properties officeooo:rsid="002792a0" officeooo:paragraph-rsid="00264f40"/>
    </style:style>
    <style:style style:name="P12" style:family="paragraph" style:parent-style-name="paragraph">
      <style:text-properties officeooo:rsid="00264f40" officeooo:paragraph-rsid="00264f40"/>
    </style:style>
    <style:style style:name="P13" style:family="paragraph" style:parent-style-name="paragraph">
      <style:text-properties officeooo:rsid="002648a9" officeooo:paragraph-rsid="002648a9"/>
    </style:style>
    <style:style style:name="P14" style:family="paragraph" style:parent-style-name="paragraph">
      <style:text-properties officeooo:rsid="0013e70d" officeooo:paragraph-rsid="002bb467"/>
    </style:style>
    <style:style style:name="P15" style:family="paragraph" style:parent-style-name="paragraph">
      <style:text-properties officeooo:rsid="0013e70d" officeooo:paragraph-rsid="002d4f2a"/>
    </style:style>
    <style:style style:name="P16" style:family="paragraph" style:parent-style-name="paragraph">
      <style:text-properties officeooo:rsid="0013e70d" officeooo:paragraph-rsid="002d5991"/>
    </style:style>
    <style:style style:name="P17" style:family="paragraph" style:parent-style-name="paragraph">
      <style:text-properties officeooo:paragraph-rsid="0035495c"/>
    </style:style>
    <style:style style:name="P18" style:family="paragraph" style:parent-style-name="paragraph" style:list-style-name="L2">
      <style:text-properties officeooo:paragraph-rsid="0035495c"/>
    </style:style>
    <style:style style:name="P19" style:family="paragraph" style:parent-style-name="paragraph" style:list-style-name="L2">
      <style:text-properties officeooo:paragraph-rsid="003a98e3"/>
    </style:style>
    <style:style style:name="P20" style:family="paragraph" style:parent-style-name="paragraph">
      <style:paragraph-properties fo:margin-left="0in" fo:margin-right="0in" fo:text-indent="0in" style:auto-text-indent="false"/>
      <style:text-properties officeooo:rsid="0022578f" officeooo:paragraph-rsid="00264f40"/>
    </style:style>
    <style:style style:name="P21" style:family="paragraph" style:parent-style-name="paragraph">
      <style:paragraph-properties fo:margin-left="0in" fo:margin-right="0in" fo:text-indent="0in" style:auto-text-indent="false"/>
      <style:text-properties officeooo:paragraph-rsid="003a98e3"/>
    </style:style>
    <style:style style:name="P22" style:family="paragraph" style:parent-style-name="chapter_5f_heading">
      <style:text-properties officeooo:rsid="0013e70d" officeooo:paragraph-rsid="003b00dd"/>
    </style:style>
    <style:style style:name="P23" style:family="paragraph" style:parent-style-name="Antrag_20_Text">
      <style:paragraph-properties fo:margin-left="0in" fo:margin-right="1.85in" fo:text-indent="0in" style:auto-text-indent="false"/>
      <style:text-properties officeooo:rsid="0013e70d" officeooo:paragraph-rsid="0033bc34"/>
    </style:style>
    <style:style style:name="T1" style:family="text">
      <style:text-properties officeooo:rsid="001e7dda"/>
    </style:style>
    <style:style style:name="T2" style:family="text">
      <style:text-properties officeooo:rsid="00201cf8"/>
    </style:style>
    <style:style style:name="T3" style:family="text">
      <style:text-properties officeooo:rsid="0022578f"/>
    </style:style>
    <style:style style:name="T4" style:family="text">
      <style:text-properties officeooo:rsid="0023ba1c"/>
    </style:style>
    <style:style style:name="T5" style:family="text">
      <style:text-properties officeooo:rsid="00251a15"/>
    </style:style>
    <style:style style:name="T6" style:family="text">
      <style:text-properties officeooo:rsid="002648a9"/>
    </style:style>
    <style:style style:name="T7" style:family="text">
      <style:text-properties officeooo:rsid="00264f40"/>
    </style:style>
    <style:style style:name="T8" style:family="text">
      <style:text-properties officeooo:rsid="002792a0"/>
    </style:style>
    <style:style style:name="T9" style:family="text">
      <style:text-properties officeooo:rsid="002843cb"/>
    </style:style>
    <style:style style:name="T10" style:family="text">
      <style:text-properties officeooo:rsid="0029c000"/>
    </style:style>
    <style:style style:name="T11" style:family="text">
      <style:text-properties officeooo:rsid="002a3128"/>
    </style:style>
    <style:style style:name="T12" style:family="text">
      <style:text-properties officeooo:rsid="002bb467"/>
    </style:style>
    <style:style style:name="T13" style:family="text">
      <style:text-properties officeooo:rsid="002d4f2a"/>
    </style:style>
    <style:style style:name="T14" style:family="text">
      <style:text-properties officeooo:rsid="0013e70d"/>
    </style:style>
    <style:style style:name="T15" style:family="text">
      <style:text-properties officeooo:rsid="002d5991"/>
    </style:style>
    <style:style style:name="T16" style:family="text">
      <style:text-properties officeooo:rsid="002dff05"/>
    </style:style>
    <style:style style:name="T17" style:family="text">
      <style:text-properties officeooo:rsid="002f720c"/>
    </style:style>
    <style:style style:name="T18" style:family="text">
      <style:text-properties officeooo:rsid="002fdcbf"/>
    </style:style>
    <style:style style:name="T19" style:family="text">
      <style:text-properties officeooo:rsid="0030d2fc"/>
    </style:style>
    <style:style style:name="T20" style:family="text">
      <style:text-properties officeooo:rsid="0031d1a5"/>
    </style:style>
    <style:style style:name="T21" style:family="text">
      <style:text-properties officeooo:rsid="0032f7a8"/>
    </style:style>
    <style:style style:name="T22" style:family="text">
      <style:text-properties officeooo:rsid="003323aa"/>
    </style:style>
    <style:style style:name="T23" style:family="text">
      <style:text-properties officeooo:rsid="0033bc34"/>
    </style:style>
    <style:style style:name="T24" style:family="text">
      <style:text-properties officeooo:rsid="0035495c"/>
    </style:style>
    <style:style style:name="T25" style:family="text">
      <style:text-properties officeooo:rsid="00372377"/>
    </style:style>
    <style:style style:name="T26" style:family="text">
      <style:text-properties officeooo:rsid="00392f0e"/>
    </style:style>
    <style:style style:name="T27" style:family="text">
      <style:text-properties officeooo:rsid="0039baa2"/>
    </style:style>
    <style:style style:name="T28" style:family="text">
      <style:text-properties officeooo:rsid="003a98e3"/>
    </style:style>
    <style:style style:name="T29" style:family="text">
      <style:text-properties officeooo:rsid="003aad9b"/>
    </style:style>
    <style:style style:name="T30" style:family="text">
      <style:text-properties officeooo:rsid="003b00d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7">Die Linke, Bibliotheken und E-Books</text:span></text:p>
      <text:p text:style-name="P22"><text:span text:style-name="T30">Die Linke, Bibliotheken und E-Books</text:span></text:p>
      <text:p text:style-name="P6">Die Bundestagsfraktion D<text:span text:style-name="T26">ie Linke</text:span> hat einen <text:a xlink:type="simple" xlink:href="http://www.petra-sitte.de/2015/04/zum-welttag-des-buches-und-des-urheberrechtes-am-23-april-2015">Antrag</text:a> mit dem Titel „Verleihbarkeit digitaler Medien entsprechend analoger Werke in Öffentlichen Bibliotheken sicherstellen“ in Vorbereitung, der mehr Fragen aufwirft als Lösungen bietet. Die Annahme, dass man immaterielle Güter und materielle Güter gleich behandeln könne, ist aber grundverkehrt und leider typisch für die <text:span text:style-name="T3">prä</text:span><text:span text:style-name="T13">- und un</text:span>digitale Urheberrechtsgesetzgebung unserer Tage. </text:p>
      <text:p text:style-name="P2"><text:span text:style-name="T2">Der Erschöpfungsgrundsatz als Ausnahme im Urheberrecht </text:span><text:span text:style-name="T3">setzt sich damit auseinander, dass ein materieller Gegenstand auch einen immateriellen Anteil hat, welcher beim Buch aus reinem Text, Illustrationen und dem Layout besteht. Er schränkt die Rechte des Rechteverwerters ein zugunsten der Rechte des Eigentümers des Gegenstandes, damit der Rechteverwerter den Eigentümer des Gegenstandes nicht daran hindern kann, den Gegenstand </text:span><text:span text:style-name="T4">beispielsweise </text:span><text:span text:style-name="T3">weiterzuverkaufen, Materialgüterrecht sticht hier Immaterialgüterrecht. Der Gesetzgeber erkennt an, dass sich solche Weiterverkäufe der Kontrolle und des Einflusses des Rechteverwerters gänzlich entziehe</text:span><text:span text:style-name="T4">n. Der Rechteverwerter wird dafür nicht kompensiert, sondern hat beim Erstverkauf den Preis so festzulegen, dass die potentiellen Ausfälle durch Weiterverkauf mit abgedeckt werden, während der Erstkäufer bei erhöhtem Preis einen Teil davon beim Weiterverkauf wiedererhält. Weil beim Verleih der Gegenstand wieder zum Verleiher zurückkehrt und erneut verliehen werden kann, der Gegenstand also einem bereiteren Nutzerkreis zur Verfügung gestellt werden kann als beim Weiterverkauf, gibt es besondere Regelungen für die Anwendung des Erschöpfungsgrundsatzes seitens öffentlicher Bibliotheken. </text:span><text:span text:style-name="T5">Die Öffentlichkeit bezahlt einen gewissen höheren Betrag dafür, dass das Buch verliehen werden darf, der Anspruch auf Kompensation der potentiellen Einnahmeausfälle infolge des Verleihs werden damit abgegolten.</text:span></text:p>
      <text:p text:style-name="P3"><text:span text:style-name="T6">Wenn jetzt der Erschöpfungsgrundsatz in Form einer Ausnahme für den Verleih von E-Books durch öffentliche Bibliotheken eingeführt werden soll, müsste man die prinzipielle Gegenständlichkeit von E-Books annehmen, </text:span><text:span text:style-name="T7">sodass die öffentliche Bibliothek Eigentümerin des E-Books werden würde und nicht mehr nur Lizenznehmer. So ein Präsedenzfall wäre freilich auch übertragbar auf</text:span><text:span text:style-name="T6"> andere digitale Güter wie Software, Online-Webseiten, Datenbankwerke, Musikdateien und so weiter (man denke an die Urteile zum Widerrufsrecht bei E-Books und die Rechtmäßigkeit des Weiterverkaufs von Einzellizenzen bei Software-Volumenlizenz-Verträgen, die in diese Richtung deuten), </text:span><text:span text:style-name="T7">ebenso bräuchte diese Annahme auch nicht auf öffentliche Bibliotheken beschränkt bleiben, sondern könnte den Weg weisen für ein Eigentumsrecht der Leser und Nutzer. Im Allgemeinen haben sich die Rechteverwerter bisher große Unglaubwürdigkeit verschafft, weil einerseits d</text:span><text:span text:style-name="T8">ie Befugnisse durch den</text:span><text:span text:style-name="T7"> Missbrauch des Urheberrechts diesen gar nicht weit genug </text:span><text:soft-page-break/><text:span text:style-name="T7">gehen k</text:span><text:span text:style-name="T8">önnen</text:span><text:span text:style-name="T7"> und andererseits aber wieder </text:span><text:span text:style-name="T8">der Mehrwertsteuersatz für E-Books dem der gedruckten Bücher angeglichen werden sollen, wo dies der Rechteverwerter-Industrie zum </text:span><text:span text:style-name="T8">wirtschaftlichen Nachteil im grenzüberschreitenden Verkehr gereicht.</text:span></text:p>
      <text:p text:style-name="P14"><text:span text:style-name="T9">Doch was ist eigentlich ein E-Book genau? </text:span><text:span text:style-name="T2">Technisch gesehen sind E-Books kaum mehr als Web-Dokumente, die zu einem Zip-Archiv zusammengepackt werden, damit sie auch offline und mobil gelesen werden können. </text:span><text:span text:style-name="T10">Daher kann man sie wie andere Dateien auch unmöglich verleihen, sondern nur immer weiter vervielfältigen, sodass es dem jeweiligen Nutzer obliegt, wie er mit seiner Kopie umzugehen gedenkt. </text:span><text:span text:style-name="T11">Es ist ferner keineswegs möglich, das Sperren oder Löschen des E-Books nach Ablauf einer Frist sicherzustellen oder insbesondere das Anfertigen von eigenen Kopien zu verhindern, denn wenn mit der heute üblichen Leihpraxis der Einsatz von DRM gemeint sein soll, was auf Verschlüsselung basiert, dann ist zum Lesen stets die Entschlüsselung erforderlich. Damit DRM überhaupt halbwegs funktionieren kann (vom analogen Abgriff mal abgesehen), muss besondere, künstlich beschränkte Hardware oder ein komplexes Software-System mit hoher Abhängigkeit (von einem Online-Server eines bestimmten Anbieters etwa) aufgefahren werden. </text:span><text:span text:style-name="T12">Offenkundig sorgen diese Vorrichtungen dafür, dass Quellen nicht allgemein zugänglich werden oder bleiben und man sich nicht frei unterrichten kann, was auch gegen den Auftrag der Bibliotheken verstößt. Sollte D</text:span><text:span text:style-name="T26">ie Linke</text:span><text:span text:style-name="T12"> am Plan festhalten, die heute übliche Leihpraxis weiter zu etablieren, wird das Gegenteil von dem erreicht, was angeblich das Anliegen des Antrags ist. </text:span><text:span text:style-name="T20">Im Moment ist </text:span><text:span text:style-name="T21">der „Kauf“ eines</text:span><text:span text:style-name="T20"> E-Book</text:span><text:span text:style-name="T21">s</text:span><text:span text:style-name="T20"> genau genommen der Erwerb einer einfachen, sehr eingeschränkten Nutzungslizenz für eine E-Book-Datei, letztere wird quasi kostenlos zur Verfügung gestellt und </text:span><text:span text:style-name="T22">ist nicht weiter von Bedeutung. </text:span><text:span text:style-name="T24">Eine Grundregel der Digitalökonomie lautet, dass das Anfertigen einer Kopie nichts kostet und man daher auch keine Kopien mehr verkaufen kann, die Buchbranche ist aber noch genau in diesem Geschäft des Einzelexemplar-Verkaufs von digitalen Kopien und versucht, dieses überholte Geschäftsmodell unter Missbrauch des Urheberrechts noch ein wenig am Leben zu erhalten.</text:span></text:p>
      <text:p text:style-name="P15"><text:span text:style-name="T13">Aber wie würde unter digitalen Gegebenheiten eine Bibliothek aussehen müssen? Die Distribution und Bereitstellung von E-Books findet ihrer Art entsprechend im offenen Web statt, zu welchem jedermann gleichberechtigt Zugang haben soll.</text:span><text:span text:style-name="T2"> Bibliotheken brauc</text:span><text:span text:style-name="T9">he</text:span><text:span text:style-name="T2">n keinesfalls jeweils eigene Verleihe für E-Books </text:span><text:span text:style-name="T15">aufbauen</text:span><text:span text:style-name="T2">, sondern es reicht völlig aus, eine zentrale Anlaufstelle für E-Books einzurichten, die zwecks Ausfallsicherheit ein paar Spiegelungen </text:span><text:span text:style-name="T15">aufweisen dürfen. </text:span><text:span text:style-name="T16">Im kommerziellen Bereich sind einige wenige E-Book-Anbieterplattformen längst </text:span><text:span text:style-name="T17">die vorherrschende Bezugsquelle, so sollte analog dazu ein großer Bestand von den Bibliotheken zusammengetragen werden. </text:span><text:span text:style-name="T18">Vor der allgemeinen Verfügbarkeit von Digitaltechnologie spielten die Bibliotheken eine wichtige Rolle dabei, den Zugang zu Wissen und Bildung an vielen einzelnen Orten zu gewährleisten. Heute ist der physische Zugang nur noch wichtig, wenn es um physische Gegenstände geht, denn online ist der Zugang zum gesamten Bestand allenorts gegeben, </text:span><text:span text:style-name="T19">was durch offene Hard- und Software-Systeme sowie freier Lizenzierung oder zusätzlichen Schrankenbestimmungen zum Urheberrecht weiter gefördert werden kann. Die Bibliothek der Zukunft hat aber auch eine Reihe von ganz neuen Aufgaben, wenn man an die Digitalisierung, Aufbereitung, Kategorisierung, Erschließung und Bereitstellung denkt, wofür Werkzeuge entwickelt, Kompetenzen erworben und Angebote geschaffen werden müssen. </text:span><text:span text:style-name="T25">Das privat getragene </text:span><text:a xlink:type="simple" xlink:href="https://archive.org/"><text:span text:style-name="T25">Internet Archive</text:span></text:a><text:span text:style-name="T25"> ist Vorbild dafür. </text:span><text:span text:style-name="T23">Es wäre unerträglich, wenn hingenommen werden müsste, dass die Bibliothekstantiemen aufgestockt werden würden mit dem Effekt, dass die Nutzer hinterher weniger Zugang haben und in ihrer Nutzung weiter eingeschränkt werden würden, als dies bei einem kommerziellen Anbieter der Fall ist. Wenn Rechteverwerter mit Steuergeldern entschädigt werden, dann muss die freie Nutzung durch die zahlende Öffentlichkeit </text:span><text:span text:style-name="T24">eingeräumt werden. Zweifelsohne haben die Rechteverwerter bereits deutlich gemacht, dass ihre Werke nicht für die Öffentlichkeit zugänglich sein sollen, indem die Lizenzierung von E-Books abgelehnt oder nur zu nicht hinnehmbaren Konditionen (hoher Preis und viele Einschränkungen) angeboten wurde.</text:span></text:p>
      <text:p text:style-name="P17"><text:soft-page-break/><text:span text:style-name="T14">Wenn D</text:span><text:span text:style-name="T28">ie Linke</text:span><text:span text:style-name="T14"> ernsthaft an einer Verbesserung der Lage interessiert wäre, könnte sie</text:span></text:p>
      <text:list xml:id="list457998176" text:style-name="L2">
        <text:list-item>
          <text:p text:style-name="P19"><text:span text:style-name="T28">Self-Publishern die Aufnahme </text:span><text:span text:style-name="T29">von E-Book-Titeln </text:span><text:span text:style-name="T28">in den </text:span><text:span text:style-name="T29">Online-</text:span><text:span text:style-name="T28">Bibliotheksbestand ermöglichen, indem ein Rahmenvertrag ausgearbeitet sowie die Einreichung von Titeln direkt oder über einen Distributor </text:span><text:span text:style-name="T29">vorgesehen </text:span><text:span text:style-name="T28">wird.</text:span></text:p>
        </text:list-item>
        <text:list-item>
          <text:p text:style-name="P18"><text:span text:style-name="T26">D</text:span><text:span text:style-name="T24">ie Reduzierung der urheberrechtlichen Schutzfrist fordern, sodass Werke früher in die Gemeinfreiheit übergehen, von Bibliotheken bereitgestellt und von Nutzern frei verwendet werden können. Internationale Abkommen verhindern das </text:span><text:span text:style-name="T28">wahrscheinlich.</text:span></text:p>
        </text:list-item>
        <text:list-item>
          <text:p text:style-name="P18"><text:span text:style-name="T26">De</text:span><text:span text:style-name="T24">n Aufbau eines einheitlichen, zentralen Bestands </text:span><text:span text:style-name="T28">anregen</text:span><text:span text:style-name="T24">, der aus gemeinfreien und frei lizenzierten Werken besteht, sowie die Bereitstellung von Geldern für die Entwicklung von Software, Diensten und Angeboten fordern. Der Verleih bleibt kommerziellen Anbietern überlassen, wo sich die Rechteverwerter weigern, hinnehmbare Konditionen einzuräumen, denn Tantiemen dafür zu bezahlen, ist direkte Wirtschaftsförderung.</text:span></text:p>
        </text:list-item>
        <text:list-item>
          <text:p text:style-name="P18"><text:span text:style-name="T24">Neue, weitreichende Schrankenbestimmungen für das Urheberrecht </text:span><text:span text:style-name="T28">auf den Weg bringen</text:span><text:span text:style-name="T24">: </text:span><text:span text:style-name="T25">die Vervielfältigung, Veränderung und Verbreitung von Werken mit praktischem Nutzen soll uneingeschränkt zulässig sein, bei Werken der Unterhaltung, Kunst oder Meinungsäußerung selbiges nur zu nicht-kommerziellen Zwecken. Ähnlich dem </text:span><text:a xlink:type="simple" xlink:href="https://unglue.it/"><text:span text:style-name="T25">unglue.it-Projekt</text:span></text:a><text:span text:style-name="T25"> entscheiden </text:span><text:span text:style-name="T26">die Nutzer mit, welche Werke von welchem Rechteverwerter freigekauft werden sollen.</text:span></text:p>
        </text:list-item>
      </text:list>
      <text:p text:style-name="P21"><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next-style-name="chapter_5f_heading" style:master-page-name="">
      <style:paragraph-properties fo:margin-top="0.7874in" fo:margin-bottom="0.7874in"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in" fo:margin-right="0in" fo:margin-top="0in" fo:margin-bottom="0.1965in" fo:text-align="justify" style:justify-single-word="false" fo:hyphenation-ladder-count="no-limit" fo:text-indent="0.1965in"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in" fo:margin-bottom="0.1965in"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0.3937in" fo:margin-bottom="0.1965in"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0.5902in" fo:margin-bottom="0.5902in"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1965in" fo:margin-bottom="0.0984in"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Antrag_20_Text" style:display-name="Antrag Text" style:family="paragraph" style:parent-style-name="Standard">
      <style:paragraph-properties fo:margin-top="0.0417in" fo:margin-bottom="0.0417in" fo:text-align="justify" style:justify-single-word="false" fo:hyphenation-ladder-count="no-limit"/>
      <style:text-properties fo:font-size="10.5pt" style:font-name-asian="Calibri" style:font-size-asian="10.5pt" style:language-asian="en" style:country-asian="US" style:font-size-complex="11pt" fo:hyphenate="false" fo:hyphenation-remain-char-count="0" fo:hyphenation-push-char-count="0"/>
    </style:style>
    <style:style style:name="keyword" style:family="text">
      <style:text-properties fo:font-weight="bold" style:font-size-asian="10.5pt"/>
    </style:style>
    <style:style style:name="emphasis" style:family="text">
      <style:text-properties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4-27T11:50:54</meta:creation-date>
    <meta:generator>OpenOffice.org/3.2$Linux OpenOffice.org_project/320m19$Build-9505</meta:generator>
    <meta:editing-duration>PT02H59M26S</meta:editing-duration>
    <meta:editing-cycles>28</meta:editing-cycles>
    <meta:initial-creator>Stephan Kreutzer</meta:initial-creator>
    <dc:date>2015-04-27T14:53:44</dc:date>
    <dc:creator>Stephan Kreutzer</dc:creator>
    <meta:document-statistic meta:table-count="0" meta:image-count="0" meta:object-count="0" meta:page-count="3" meta:paragraph-count="12" meta:word-count="1141" meta:character-count="8772"/>
  </office:meta>
</office:document-meta>
</file>